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7557c" officeooo:paragraph-rsid="04b7557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b42a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4b512e0" style:font-style-asian="normal" style:font-style-complex="normal"/>
    </style:style>
    <style:style style:name="T13" style:family="text">
      <style:text-properties fo:font-style="normal" officeooo:rsid="04b5cedb" style:font-style-asian="normal" style:font-style-complex="normal"/>
    </style:style>
    <style:style style:name="T14" style:family="text">
      <style:text-properties fo:font-style="normal" officeooo:rsid="04b727f3" style:font-style-asian="normal" style:font-style-complex="normal"/>
    </style:style>
    <style:style style:name="T15" style:family="text">
      <style:text-properties fo:font-style="normal" officeooo:rsid="04b878ab" style:font-style-asian="normal" style:font-style-complex="normal"/>
    </style:style>
    <style:style style:name="T16" style:family="text">
      <style:text-properties fo:font-style="normal" officeooo:rsid="04b8be2d" style:font-style-asian="normal" style:font-style-complex="normal"/>
    </style:style>
    <style:style style:name="T17" style:family="text">
      <style:text-properties fo:font-style="normal" officeooo:rsid="04bab42a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e21ff5"/>
    </style:style>
    <style:style style:name="T24" style:family="text">
      <style:text-properties officeooo:rsid="034a2232"/>
    </style:style>
    <style:style style:name="T25" style:family="text">
      <style:text-properties officeooo:rsid="0387836c"/>
    </style:style>
    <style:style style:name="T26" style:family="text">
      <style:text-properties officeooo:rsid="03b4652d"/>
    </style:style>
    <style:style style:name="T27" style:family="text">
      <style:text-properties officeooo:rsid="047091ad"/>
    </style:style>
    <style:style style:name="T28" style:family="text">
      <style:text-properties officeooo:rsid="0003a8b9"/>
    </style:style>
    <style:style style:name="T29" style:family="text">
      <style:text-properties officeooo:rsid="04b512e0"/>
    </style:style>
    <style:style style:name="T30" style:family="text">
      <style:text-properties style:font-name="EB Garamond 12 All SC" fo:font-style="normal" officeooo:rsid="03ab3c01" style:font-style-asian="normal" style:font-style-complex="normal"/>
    </style:style>
    <style:style style:name="T31" style:family="text">
      <style:text-properties style:font-name="EB Garamond 12 All SC" fo:font-style="normal" officeooo:rsid="04b878a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6">Esser-</text:span>Skala, 201<text:span text:style-name="T27">9</text:span></text:p>
      <text:p text:style-name="P16"/>
      <text:p text:style-name="P16"/>
      <text:p text:style-name="P11">© 201<text:span text:style-name="T27">9</text:span> by Wolfgang <text:span text:style-name="T26">Esser-</text:span>Skala. This edition is licensed under the<text:span text:style-name="T24"><text:line-break/></text:span>Creative Commons Attribution<text:span text:style-name="T21">-NonCommercial-ShareAlike</text:span> 4.0 International License.<text:span text:style-name="T24"><text:line-break/></text:span>To view a copy of this license, visit http://creativecommons.org/licenses/by<text:span text:style-name="T22">-nc-sa</text:span>/4.0/.</text:p>
      <text:p text:style-name="P10"/>
      <text:p text:style-name="P12">Music engraving by LilyPond 2.18.0 (http://www.lilypond.org).<text:span text:style-name="T20"><text:line-break/>Front matter</text:span> typeset with EB Garamond (http://www.georgduffner.at/ebgaramond).</text:p>
      <text:p text:style-name="P16"/>
      <text:p text:style-name="P9">First <text:span text:style-name="T23">version</text:span>, <text:span text:style-name="T29">September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5">of the </text:span><text:span text:style-name="T2">M</text:span><text:span text:style-name="T3">i</text:span><text:span text:style-name="T2">ssa </text:span><text:span text:style-name="T4">Visitationis <text:s/>Beatae Mariae Virgine</text:span><text:span text:style-name="T5"> </text:span>bases upon <text:span text:style-name="T29">a copy in the archive of the Benediktinerabtei Niederaltaich – St. Mauritius (D-NATk). The digital version of the manuscript is available at</text:span></text:p>
      <text:p text:style-name="P7"><text:tab/><text:span text:style-name="T29">https://mirador.acdh.oeaw.ac.at/musikarchivspitz/D-NATk_A5</text:span></text:p>
      <text:p text:style-name="P2"/>
      <text:p text:style-name="P3">In general, this edition closely follows the <text:span text:style-name="T25">manuscript</text:span>. Any changes <text:span text:style-name="T1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18">k y r i e</text:p>
      <text:p text:style-name="P5"/>
      <text:p text:style-name="P24"><text:span text:style-name="T1">Bar<text:tab/>Staff<text:tab/>Note</text:span><text:span text:style-name="T8"><text:tab/></text:span><text:span text:style-name="T9"><text:line-break/></text:span><text:span text:style-name="T13">34<text:tab/>T</text:span><text:span text:style-name="T13"><text:note text:id="ftn1" text:note-class="footnote"><text:note-citation>1</text:note-citation><text:note-body><text:p text:style-name="P20">Abbreviations: A, alto; B, basso; Ms, manuscript; org, organ; r, rest; S, soprano; T, tenore; trb, trombone; vl, violin.</text:p></text:note-body></text:note></text:span><text:span text:style-name="T13"><text:tab/>last eighth in Ms: c′8</text:span><text:span text:style-name="T14"><text:line-break/>45<text:tab/>trb 1<text:tab/>last eighth in Ms: d′8</text:span><text:span text:style-name="T15"><text:line-break/><text:line-break/><text:line-break/><text:line-break/></text:span><text:span text:style-name="T31">g l o r i a</text:span></text:p>
      <text:p text:style-name="P26"/>
      <text:p text:style-name="P25"><text:span text:style-name="T1">Bar<text:tab/>Staff<text:tab/>Note</text:span><text:span text:style-name="T10"><text:line-break/></text:span><text:span text:style-name="T18">4<text:tab/>T<text:tab/>2nd eighth in Ms: d′8<text:line-break/></text:span><text:span text:style-name="T15">21<text:tab/>S<text:tab/>bar in Ms: c″</text:span><text:span text:style-name="T16">4</text:span><text:span text:style-name="T15">–c″2</text:span><text:span text:style-name="T17"><text:line-break/>44<text:tab/>A<text:tab/></text:span><text:span text:style-name="T15">bar in Ms: </text:span><text:span text:style-name="T17">es′2–es′4</text:span><text:span text:style-name="T10"><text:line-break/><text:line-break/></text:span><text:span text:style-name="T2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8"/>
      <text:p text:style-name="P8"/>
      <text:p text:style-name="P8"><text:span text:style-name="T7">Salzburg, </text:span><text:span text:style-name="T12">September</text:span><text:span text:style-name="T7"> 201</text:span><text:span text:style-name="T11">9</text:span><text:line-break/>Wolfgang <text:span text:style-name="T26">Esser-</text:span>Skala</text:p>
      <text:p text:style-name="P22"><text:span text:style-name="T24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6T19:27:55.834949415</dc:date>
    <dc:creator>Wolfgang Skala</dc:creator>
    <meta:editing-duration>P12DT16H19M33S</meta:editing-duration>
    <meta:editing-cycles>1131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84" meta:character-count="1842" meta:non-whitespace-character-count="1554"/>
  </office:meta>
</office:document-meta>
</file>